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Arial" svg:font-family="Arial" style:font-family-generic="roman" style:font-pitch="variable"/>
    <style:font-face style:name="Average" svg:font-family="Average" style:font-family-generic="roman" style:font-pitch="variable"/>
    <style:font-face style:name="Palatino Linotype" svg:font-family="'Palatino Linotype'" style:font-family-generic="roman" style:font-pitch="variable"/>
    <style:font-face style:name="DejaVu Sans" svg:font-family="'DejaVu Sans'" style:font-family-generic="swiss" style:font-pitch="variable"/>
    <style:font-face style:name="Arial1" svg:font-family="Arial" style:font-family-generic="system" style:font-pitch="variable"/>
    <style:font-face style:name="Average1" svg:font-family="Average" style:font-family-generic="system" style:font-pitch="variable"/>
    <style:font-face style:name="DejaVu Sans1" svg:font-family="'DejaVu Sans'" style:font-family-generic="system" style:font-pitch="variable"/>
    <style:font-face style:name="Noto Sans Devanagari" svg:font-family="'Noto Sans Devanagari'" style:font-family-generic="system" style:font-pitch="variable"/>
    <style:font-face style:name="Palatino Linotype1" svg:font-family="'Palatino Linotype'" style:font-family-generic="system" style:font-pitch="variable"/>
  </office:font-face-decls>
  <office:automatic-styles>
    <style:style style:name="P1" style:family="paragraph" style:parent-style-name="Standard">
      <style:paragraph-properties fo:line-height="100%">
        <style:tab-stops>
          <style:tab-stop style:position="3.25in" style:type="center"/>
          <style:tab-stop style:position="6.5in" style:type="right"/>
        </style:tab-stops>
      </style:paragraph-properties>
    </style:style>
    <style:style style:name="P2" style:family="paragraph" style:parent-style-name="Standard">
      <style:paragraph-properties fo:line-height="100%" fo:orphans="0" fo:widows="0"/>
    </style:style>
    <style:style style:name="P3" style:family="paragraph" style:parent-style-name="Standard">
      <style:paragraph-properties fo:line-height="100%" fo:orphans="0" fo:widows="0"/>
      <style:text-properties style:font-name="Palatino Linotype" fo:font-size="12pt" style:font-name-asian="Palatino Linotype1" style:font-size-asian="12pt" style:font-name-complex="Palatino Linotype1" style:font-size-complex="12pt"/>
    </style:style>
    <style:style style:name="P4" style:family="paragraph" style:parent-style-name="Standard">
      <style:paragraph-properties fo:line-height="100%" fo:orphans="0" fo:widows="0"/>
      <style:text-properties style:font-name="Palatino Linotype" fo:font-size="12pt" fo:font-weight="bold" style:font-name-asian="Palatino Linotype1" style:font-size-asian="12pt" style:font-weight-asian="bold" style:font-name-complex="Palatino Linotype1" style:font-size-complex="12pt"/>
    </style:style>
    <style:style style:name="P5" style:family="paragraph" style:parent-style-name="Standard">
      <style:paragraph-properties fo:margin-left="0.5in" fo:margin-right="0in" fo:line-height="100%" fo:orphans="0" fo:widows="0" fo:text-indent="0in" style:auto-text-indent="false"/>
      <style:text-properties style:font-name="Average" fo:font-size="12pt" style:font-name-asian="Average1" style:font-size-asian="12pt" style:font-name-complex="Average1" style:font-size-complex="12pt"/>
    </style:style>
    <style:style style:name="P6" style:family="paragraph" style:parent-style-name="Standard">
      <style:paragraph-properties fo:margin-left="0.5in" fo:margin-right="0in" fo:line-height="100%" fo:orphans="0" fo:widows="0" fo:text-indent="0in" style:auto-text-indent="false"/>
      <style:text-properties style:font-name="Palatino Linotype" fo:font-size="12pt" style:font-name-asian="Palatino Linotype1" style:font-size-asian="12pt" style:font-name-complex="Palatino Linotype1" style:font-size-complex="12pt"/>
    </style:style>
    <style:style style:name="P7" style:family="paragraph" style:parent-style-name="Standard">
      <style:paragraph-properties fo:margin-left="1in" fo:margin-right="0in" fo:line-height="100%" fo:orphans="0" fo:widows="0" fo:text-indent="0in" style:auto-text-indent="false"/>
      <style:text-properties style:font-name="Palatino Linotype" fo:font-size="12pt" style:font-name-asian="Palatino Linotype1" style:font-size-asian="12pt" style:font-name-complex="Palatino Linotype1" style:font-size-complex="12pt"/>
    </style:style>
    <style:style style:name="P8" style:family="paragraph" style:parent-style-name="Standard">
      <style:paragraph-properties fo:margin-left="1in" fo:margin-right="0in" fo:line-height="100%" fo:orphans="0" fo:widows="0" fo:text-indent="0in" style:auto-text-indent="false"/>
    </style:style>
    <style:style style:name="P9" style:family="paragraph" style:parent-style-name="Standard">
      <style:paragraph-properties fo:margin-left="1in" fo:margin-right="0in" fo:line-height="100%" fo:orphans="0" fo:widows="0" fo:text-indent="0.5in" style:auto-text-indent="false"/>
    </style:style>
    <style:style style:name="P10" style:family="paragraph" style:parent-style-name="Standard">
      <style:paragraph-properties fo:margin-top="0in" fo:margin-bottom="0.111in" style:contextual-spacing="false" fo:line-height="108%">
        <style:tab-stops>
          <style:tab-stop style:position="3.25in" style:type="center"/>
          <style:tab-stop style:position="6.5in" style:type="right"/>
        </style:tab-stops>
      </style:paragraph-properties>
      <style:text-properties style:font-name="Palatino Linotype" fo:font-size="12pt" style:font-name-asian="Palatino Linotype1" style:font-size-asian="12pt" style:font-name-complex="Palatino Linotype1" style:font-size-complex="12pt"/>
    </style:style>
    <style:style style:name="P11" style:family="paragraph" style:parent-style-name="Heading_20_1">
      <style:paragraph-properties fo:margin-top="0.0902in" fo:margin-bottom="0.0598in" style:contextual-spacing="false" fo:line-height="100%"/>
      <style:text-properties fo:font-variant="small-caps" style:font-name="Palatino Linotype" fo:font-size="13pt" fo:font-weight="bold" style:font-name-asian="Palatino Linotype1" style:font-size-asian="13pt" style:font-weight-asian="bold" style:font-name-complex="Palatino Linotype1" style:font-size-complex="13pt"/>
    </style:style>
    <style:style style:name="P12" style:family="paragraph" style:parent-style-name="Standard" style:list-style-name="WWNum1">
      <style:paragraph-properties fo:line-height="100%" fo:orphans="0" fo:widows="0"/>
    </style:style>
    <style:style style:name="P13" style:family="paragraph" style:parent-style-name="Standard" style:list-style-name="WWNum2">
      <style:paragraph-properties fo:line-height="100%" fo:orphans="0" fo:widows="0"/>
    </style:style>
    <style:style style:name="P14" style:family="paragraph" style:parent-style-name="Standard">
      <style:paragraph-properties fo:line-height="100%" fo:orphans="0" fo:widows="0"/>
      <style:text-properties style:font-name="Palatino Linotype" fo:font-size="12pt" style:font-name-asian="Palatino Linotype1" style:font-size-asian="12pt" style:font-name-complex="Palatino Linotype1" style:font-size-complex="12pt"/>
    </style:style>
    <style:style style:name="P15" style:family="paragraph" style:parent-style-name="Standard" style:list-style-name="WWNum1">
      <style:paragraph-properties fo:line-height="100%" fo:orphans="0" fo:widows="0"/>
      <style:text-properties style:font-name="Palatino Linotype" fo:font-size="12pt" style:font-name-asian="Palatino Linotype1" style:font-size-asian="12pt" style:font-name-complex="Palatino Linotype1" style:font-size-complex="12pt"/>
    </style:style>
    <style:style style:name="P16" style:family="paragraph" style:parent-style-name="Standard" style:list-style-name="WWNum2">
      <style:paragraph-properties fo:line-height="100%" fo:orphans="0" fo:widows="0"/>
      <style:text-properties style:font-name="Palatino Linotype" fo:font-size="12pt" style:font-name-asian="Palatino Linotype1" style:font-size-asian="12pt" style:font-name-complex="Palatino Linotype1" style:font-size-complex="12pt"/>
    </style:style>
    <style:style style:name="P17" style:family="paragraph" style:parent-style-name="Standard" style:list-style-name="WWNum1">
      <style:paragraph-properties fo:line-height="100%" fo:orphans="0" fo:widows="0"/>
      <style:text-properties style:font-name="Palatino Linotype" fo:font-size="12pt" fo:font-weight="bold" style:font-name-asian="Palatino Linotype1" style:font-size-asian="12pt" style:font-weight-asian="bold" style:font-name-complex="Palatino Linotype1" style:font-size-complex="12pt"/>
    </style:style>
    <style:style style:name="P18" style:family="paragraph" style:parent-style-name="Standard" style:master-page-name="First_20_Page">
      <style:paragraph-properties fo:line-height="100%" fo:text-align="end" style:justify-single-word="false" fo:orphans="0" fo:widows="0" style:page-number="1"/>
      <style:text-properties style:font-name="Palatino Linotype" fo:font-size="12pt" style:font-name-asian="Palatino Linotype1" style:font-size-asian="12pt" style:font-name-complex="Palatino Linotype1" style:font-size-complex="12pt"/>
    </style:style>
    <style:style style:name="P19" style:family="paragraph" style:parent-style-name="Standard">
      <style:paragraph-properties fo:margin-left="0.5in" fo:margin-right="0in" fo:line-height="100%" fo:orphans="0" fo:widows="0" fo:text-indent="0in" style:auto-text-indent="false"/>
      <style:text-properties style:font-name="Palatino Linotype" fo:font-size="12pt" style:font-name-asian="Palatino Linotype1" style:font-size-asian="12pt" style:font-name-complex="Palatino Linotype1" style:font-size-complex="12pt"/>
    </style:style>
    <style:style style:name="P20" style:family="paragraph" style:parent-style-name="Standard">
      <style:paragraph-properties fo:line-height="100%" fo:orphans="0" fo:widows="0" fo:break-before="page"/>
      <style:text-properties style:font-name="Palatino Linotype" fo:font-size="12pt" fo:font-weight="bold" style:font-name-asian="Palatino Linotype1" style:font-size-asian="12pt" style:font-weight-asian="bold" style:font-name-complex="Palatino Linotype1" style:font-size-complex="12pt"/>
    </style:style>
    <style:style style:name="P21" style:family="paragraph" style:parent-style-name="Standard">
      <style:paragraph-properties fo:margin-top="0in" fo:margin-bottom="0.222in" style:contextual-spacing="false" fo:line-height="100%" fo:orphans="0" fo:widows="0" fo:break-before="page"/>
      <style:text-properties style:font-name="Palatino Linotype" fo:font-size="12pt" fo:font-weight="bold" style:font-name-asian="Palatino Linotype1" style:font-size-asian="12pt" style:font-weight-asian="bold" style:font-name-complex="Palatino Linotype1" style:font-size-complex="12pt"/>
    </style:style>
    <style:style style:name="P22" style:family="paragraph" style:parent-style-name="Standard">
      <style:paragraph-properties fo:margin-top="0in" fo:margin-bottom="0.111in" style:contextual-spacing="false" fo:line-height="108%">
        <style:tab-stops>
          <style:tab-stop style:position="3.25in" style:type="center"/>
          <style:tab-stop style:position="6.5in" style:type="right"/>
        </style:tab-stops>
      </style:paragraph-properties>
      <style:text-properties style:font-name="Palatino Linotype" fo:font-size="12pt" style:font-name-asian="Palatino Linotype1" style:font-size-asian="12pt" style:font-name-complex="Palatino Linotype1" style:font-size-complex="12pt"/>
    </style:style>
    <style:style style:name="T1" style:family="text">
      <style:text-properties style:font-name="Average" fo:font-size="12pt" style:font-name-asian="Average1" style:font-size-asian="12pt" style:font-name-complex="Average1" style:font-size-complex="12pt"/>
    </style:style>
    <style:style style:name="T2" style:family="text">
      <style:text-properties style:font-name="Average" fo:font-size="12pt" style:text-underline-style="solid" style:text-underline-width="auto" style:text-underline-color="font-color" style:font-name-asian="Average1" style:font-size-asian="12pt" style:font-name-complex="Average1" style:font-size-complex="12pt"/>
    </style:style>
    <style:style style:name="T3" style:family="text">
      <style:text-properties style:font-name="Average" fo:font-size="12pt" style:text-underline-style="solid" style:text-underline-width="auto" style:text-underline-color="font-color" officeooo:rsid="00198d3c" style:font-name-asian="Average1" style:font-size-asian="12pt" style:font-name-complex="Average1" style:font-size-complex="12pt"/>
    </style:style>
    <style:style style:name="T4" style:family="text">
      <style:text-properties style:font-name="Palatino Linotype" fo:font-size="12pt" style:font-name-asian="Palatino Linotype1" style:font-size-asian="12pt" style:font-name-complex="Palatino Linotype1" style:font-size-complex="12pt"/>
    </style:style>
    <style:style style:name="T5" style:family="text">
      <style:text-properties style:font-name="Palatino Linotype" fo:font-size="12pt" officeooo:rsid="00164b35" style:font-name-asian="Palatino Linotype1" style:font-size-asian="12pt" style:font-name-complex="Palatino Linotype1" style:font-size-complex="12pt"/>
    </style:style>
    <style:style style:name="T6" style:family="text">
      <style:text-properties style:font-name="Palatino Linotype" fo:font-size="12pt" officeooo:rsid="0017785b" style:font-name-asian="Palatino Linotype1" style:font-size-asian="12pt" style:font-name-complex="Palatino Linotype1" style:font-size-complex="12pt"/>
    </style:style>
    <style:style style:name="T7" style:family="text">
      <style:text-properties style:font-name="Palatino Linotype" fo:font-size="12pt" fo:font-weight="bold" style:font-name-asian="Palatino Linotype1" style:font-size-asian="12pt" style:font-weight-asian="bold" style:font-name-complex="Palatino Linotype1" style:font-size-complex="12pt"/>
    </style:style>
    <style:style style:name="T8" style:family="text">
      <style:text-properties style:font-name="Palatino Linotype" fo:font-size="12pt" fo:font-weight="bold" style:font-name-asian="Palatino Linotype1" style:font-size-asian="12pt" style:font-weight-asian="bold" style:font-name-complex="Palatino Linotype1" style:font-size-complex="12pt" style:font-weight-complex="bold"/>
    </style:style>
    <style:style style:name="T9" style:family="text">
      <style:text-properties style:font-name="Palatino Linotype" fo:font-size="12pt" fo:font-weight="bold" officeooo:rsid="0017c214" style:font-name-asian="Palatino Linotype1" style:font-size-asian="12pt" style:font-weight-asian="bold" style:font-name-complex="Palatino Linotype1" style:font-size-complex="12pt" style:font-weight-complex="bold"/>
    </style:style>
    <style:style style:name="T10" style:family="text">
      <style:text-properties style:font-name="Palatino Linotype" fo:font-size="12pt" fo:font-style="italic" style:font-name-asian="Palatino Linotype1" style:font-size-asian="12pt" style:font-style-asian="italic" style:font-name-complex="Palatino Linotype1" style:font-size-complex="12pt"/>
    </style:style>
    <style:style style:name="T11" style:family="text">
      <style:text-properties style:font-name="Palatino Linotype" fo:font-size="12pt" fo:font-style="italic" fo:font-weight="bold" style:font-name-asian="Palatino Linotype1" style:font-size-asian="12pt" style:font-style-asian="italic" style:font-weight-asian="bold" style:font-name-complex="Palatino Linotype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2"><text:span text:style-name="T4">This course requires that all teams design, order, populate, and test a printed circuit board (PCB). It is expected that the final demonstration will be conducted using as much of the PCB as possible. If after extensive debugging, hot fixing, etc. your TA may allow you to use a solder- or bread- board circuit in the final demonstration without loss of points on </text:span><text:span text:style-name="T7">this</text:span><text:span text:style-name="T4"> assignment; however, you will have to convincingly explain why the PCB design is no longer a viable option. The course staff reserves the right to exempt the PCB requirements for only certain components.</text:span></text:p>
      <text:p text:style-name="P3"/>
      <text:p text:style-name="P2"><text:span text:style-name="T4">This assignment is officially completed at the final demonstration; however, the first step has earlier due date. Please consider all manufacturing, shipping, parts sourcing, etc. lead times to ensure that your team fully completes the assignment by the due dates. </text:span><text:span text:style-name="T10">This is your responsibility.</text:span></text:p>
      <text:p text:style-name="P3"/>
      <text:p text:style-name="P3">Perform the following steps, in sequence:<text:line-break/></text:p>
      <text:list xml:id="list2110291315" text:style-name="WWNum1">
        <text:list-item>
          <text:p text:style-name="P17">[15%, pass/fail] Initial TA review of Schematics [Due Monday March 15, recommended ASAP]</text:p>
          <text:list>
            <text:list-item>
              <text:p text:style-name="P12"><text:span text:style-name="T7">complete </text:span><text:span text:style-name="T4">layout-ready schematics (in PDF format), and</text:span></text:p>
            </text:list-item>
            <text:list-item>
              <text:p text:style-name="P12"><text:span text:style-name="T4">a </text:span><text:span text:style-name="T7">complete</text:span><text:span text:style-name="T4"> bill-of-materials (BOM)</text:span></text:p>
            </text:list-item>
          </text:list>
        </text:list-item>
      </text:list>
      <text:p text:style-name="P5"/>
      <text:list xml:id="list172330644717742" text:continue-numbering="true" text:style-name="WWNum1">
        <text:list-item>
          <text:p text:style-name="P12"><text:span text:style-name="T7">[ 35%, pass / fail ] Initial TA review of PCB Layout [Due Second Lab Period (March 18/19)]</text:span><text:span text:style-name="T4"><text:line-break/>Ask your TA how they would like you to submit your PCB design for review. Each may require a different collection of documents, but at a minimum your team must provide:</text:span></text:p>
          <text:list>
            <text:list-item>
              <text:p text:style-name="P12"><text:span text:style-name="T7">complete </text:span><text:span text:style-name="T4">and </text:span><text:span text:style-name="T7">final</text:span><text:span text:style-name="T4"> schematics (in PDF format),</text:span></text:p>
            </text:list-item>
            <text:list-item>
              <text:p text:style-name="P12"><text:span text:style-name="T7">fully </text:span><text:span text:style-name="T4">routed PCB(s) exported as Gerbers,</text:span></text:p>
            </text:list-item>
            <text:list-item>
              <text:p text:style-name="P15">A 1:1 scale printout of the PCB (in PDF with only top and bottom copper layer),</text:p>
            </text:list-item>
            <text:list-item>
              <text:p text:style-name="P15">proof of DRC/ERC checks, </text:p>
            </text:list-item>
            <text:list-item>
              <text:p text:style-name="P15">centroid file (only if getting assembly done by manufacturer),</text:p>
            </text:list-item>
            <text:list-item>
              <text:p text:style-name="P15">print-out of planned order from fabricator’s website (PDF),</text:p>
            </text:list-item>
            <text:list-item>
              <text:p text:style-name="P12"><text:span text:style-name="T4">a </text:span><text:span text:style-name="T7">complete</text:span><text:span text:style-name="T4"> and </text:span><text:span text:style-name="T8">final</text:span><text:span text:style-name="T4"> bill-of-materials (BOM), and</text:span></text:p>
            </text:list-item>
            <text:list-item>
              <text:p text:style-name="P15">a printout of this rubric with the answers to the below questions.</text:p>
            </text:list-item>
          </text:list>
        </text:list-item>
      </text:list>
      <text:p text:style-name="P7"/>
      <text:p text:style-name="P8"><text:span text:style-name="T4">What manufacturer do you plan to use: <text:tab/> <text:tab/></text:span><text:span text:style-name="T5">JLCPCB</text:span><text:span text:style-name="T4"> </text:span></text:p>
      <text:p text:style-name="P8"><text:span text:style-name="T4">What is the lead + shipping time:<text:tab/><text:tab/><text:tab/></text:span><text:span text:style-name="T6">20 business days</text:span></text:p>
      <text:p text:style-name="P8"><text:span text:style-name="T4">What quantity do you intend to order:<text:tab/><text:tab/></text:span><text:span text:style-name="T5">5</text:span><text:span text:style-name="T4"><text:line-break/>Manufacturer specifications</text:span></text:p>
      <text:p text:style-name="P8"><text:span text:style-name="T4"><text:tab/>Maximum number of layers:<text:tab/><text:tab/></text:span><text:span text:style-name="T5">6</text:span></text:p>
      <text:p text:style-name="P8"><text:span text:style-name="T4"><text:tab/>Surface finish:<text:tab/><text:tab/><text:tab/><text:tab/></text:span><text:span text:style-name="T5">1 oz/.035mm Copper</text:span></text:p>
      <text:p text:style-name="P8"><text:span text:style-name="T4"><text:tab/>Copper weight:<text:tab/><text:tab/><text:tab/><text:tab/></text:span><text:span text:style-name="T5">1 oz</text:span></text:p>
      <text:p text:style-name="P8"><text:span text:style-name="T4"><text:tab/>Minimum solder mask clearance:<text:tab/> <text:tab/>.</text:span><text:span text:style-name="T5">2mm</text:span></text:p>
      <text:p text:style-name="P9"><text:span text:style-name="T4">Minimum drill hole size: <text:tab/><text:tab/><text:tab/>.</text:span><text:span text:style-name="T5">2mm</text:span></text:p>
      <text:p text:style-name="P8"><text:span text:style-name="T4"><text:tab/>Minimum trace width:<text:tab/><text:tab/><text:tab/>.</text:span><text:span text:style-name="T5">2 mm</text:span></text:p>
      <text:p text:style-name="P8"><text:soft-page-break/><text:span text:style-name="T4"><text:tab/>Minimum trace spacing:<text:tab/><text:tab/><text:tab/>.</text:span><text:span text:style-name="T5">127mm</text:span></text:p>
      <text:p text:style-name="P8"><text:span text:style-name="T4"><text:tab/>Minimum via to trace spacing:<text:tab/><text:tab/>.</text:span><text:span text:style-name="T5">254mm</text:span></text:p>
      <text:p text:style-name="P8"><text:span text:style-name="T4"><text:tab/>Blind / Buried vias:<text:tab/><text:tab/><text:tab/><text:tab/> </text:span><text:span text:style-name="T9">No</text:span></text:p>
      <text:p text:style-name="P8"><text:span text:style-name="T4">Have you configured your tools DRC based on these specifications:<text:tab/><text:tab/></text:span><text:span text:style-name="T9">Yes</text:span></text:p>
      <text:p text:style-name="P8"><text:span text:style-name="T4">Does your PCB require a stencil to populate:<text:tab/> <text:s text:c="3"/></text:span><text:span text:style-name="T9">No</text:span></text:p>
      <text:p text:style-name="P8"><text:span text:style-name="T4"><text:s text:c="5"/>If so, do you have a plan to order one:<text:tab/> <text:s text:c="5"/><text:tab/> <text:s text:c="3"/></text:span><text:span text:style-name="T9">No</text:span></text:p>
      <text:p text:style-name="P8"><text:span text:style-name="T4">All components fit on PCB printed 1:1 scale: <text:s text:c="9"/></text:span><text:span text:style-name="T9">Yes</text:span></text:p>
      <text:p text:style-name="P8"><text:span text:style-name="T4">Checked for and corrected issues from appendix 1 checklist:<text:tab/> <text:s text:c="3"/><text:tab/><text:tab/></text:span><text:span text:style-name="T9">Yes</text:span></text:p>
      <text:p text:style-name="P8"><text:span text:style-name="T4">Your team name and number is clearly visible in the silkscreen:<text:tab/> <text:s text:c="3"/></text:span><text:span text:style-name="T9">Yes</text:span></text:p>
      <text:p text:style-name="P7"/>
      <text:p text:style-name="P3"><text:tab/></text:p>
      <text:list xml:id="list172329552437228" text:continue-numbering="true" text:style-name="WWNum1">
        <text:list-item>
          <text:p text:style-name="P17">[ 50% ] Assemble, test, and debug PCB (Waivers must be submitted, reviewed, and approved by April 11)</text:p>
        </text:list-item>
      </text:list>
      <text:p text:style-name="P6">Fully populate the team's PCB design. We suggest starting with the power components and then moving to the next sub-system, one at a time. Be sure to test between each population. You may be forced to populate the entire board at once if a stencil is required. <text:s/>Attempt to debug and fix all design issues. Consider techniques such as trace cutting, fly wiring, etc. Consult with the course staff if a solution is not obvious. </text:p>
      <text:p text:style-name="P6"/>
      <text:p text:style-name="P6">If the PCB design is proven to be unworkable, then start a conversation with your TA, Professor, and other course staff about how best to proceed. We may recommend a second PCB design and/or allow a solder- or bread- board based final demo. Unless an exemption is granted, the final demo is expected to be on a PCB. Use the attached waiver request form to officially request an exemption. </text:p>
      <text:p text:style-name="P4"/>
      <text:p text:style-name="P3">Notes:</text:p>
      <text:p text:style-name="P20">Appendix 1: Systematic PCB Verification Approach:</text:p>
      <text:list xml:id="list303353533" text:style-name="WWNum2">
        <text:list-item>
          <text:p text:style-name="P16">Parts Completion Check</text:p>
          <text:list>
            <text:list-item>
              <text:p text:style-name="P16">Major components</text:p>
              <text:list>
                <text:list-item>
                  <text:p text:style-name="P16">Microcontroller/FPGA/SoC/Microprocessor/CPLD</text:p>
                </text:list-item>
                <text:list-item>
                  <text:p text:style-name="P16">Power supply, regulators, battery management</text:p>
                </text:list-item>
                <text:list-item>
                  <text:p text:style-name="P16">Sensors</text:p>
                </text:list-item>
                <text:list-item>
                  <text:p text:style-name="P16">User interface elements (LCDs, buttons, switches, etc.)</text:p>
                </text:list-item>
                <text:list-item>
                  <text:p text:style-name="P16">Actuator drivers and control: Motor control, LED driver circuitry, audio filters and amplifiers, Etc.</text:p>
                </text:list-item>
              </text:list>
            </text:list-item>
            <text:list-item>
              <text:p text:style-name="P16">Support components</text:p>
              <text:list>
                <text:list-item>
                  <text:p text:style-name="P16">Microcontroller manufacturer's guidelines followed?</text:p>
                </text:list-item>
                <text:list-item>
                  <text:p text:style-name="P16">All relevant application notes for major components followed?</text:p>
                </text:list-item>
                <text:list-item>
                  <text:p text:style-name="P16">Support components have proper package and value? (Power circuit support<text:line-break/>components designed to handle necessary voltages and currents?)</text:p>
                </text:list-item>
                <text:list-item>
                  <text:p text:style-name="P13"><text:span text:style-name="T4">All ICs have decoupling capacitors as close to </text:span><text:span text:style-name="T11">every</text:span><text:span text:style-name="T4"> power pin on the package?</text:span></text:p>
                </text:list-item>
              </text:list>
            </text:list-item>
            <text:list-item>
              <text:p text:style-name="P16">Other components included?</text:p>
              <text:list>
                <text:list-item>
                  <text:p text:style-name="P16">Programming header?</text:p>
                </text:list-item>
                <text:list-item>
                  <text:p text:style-name="P16">Reset circuit?</text:p>
                </text:list-item>
                <text:list-item>
                  <text:p text:style-name="P16">Power connector(s)?</text:p>
                </text:list-item>
                <text:list-item>
                  <text:p text:style-name="P16">Packaging mounting holes in PCB?</text:p>
                </text:list-item>
                <text:list-item>
                  <text:p text:style-name="P16">Power on indicator(s)?</text:p>
                </text:list-item>
                <text:list-item>
                  <text:p text:style-name="P16">Heartbeat LED?</text:p>
                </text:list-item>
                <text:list-item>
                  <text:p text:style-name="P16">Oscillator/clocking circuitry?</text:p>
                </text:list-item>
                <text:list-item>
                  <text:p text:style-name="P16">Debugging LEDs or interfaces?</text:p>
                </text:list-item>
              </text:list>
            </text:list-item>
          </text:list>
        </text:list-item>
        <text:list-item>
          <text:p text:style-name="P16">Parts Placement Check:</text:p>
          <text:list>
            <text:list-item>
              <text:p text:style-name="P16">Oscillator close to microcontroller?</text:p>
            </text:list-item>
            <text:list-item>
              <text:p text:style-name="P16">Decoupling caps close to/under related ICs?</text:p>
            </text:list-item>
            <text:list-item>
              <text:p text:style-name="P16">Connectors on board edges?</text:p>
            </text:list-item>
            <text:list-item>
              <text:p text:style-name="P16">Parts grouped by system and/or in reasonable way that minimizes routing?</text:p>
            </text:list-item>
          </text:list>
        </text:list-item>
        <text:list-item>
          <text:p text:style-name="P16">Mechanical/Space Conflict Check:</text:p>
          <text:list>
            <text:list-item>
              <text:p text:style-name="P16">All x- and y- footprint space around electrical pins and pads are accounted for?</text:p>
            </text:list-item>
            <text:list-item>
              <text:p text:style-name="P16">Has z-height of all parts been accounted for?</text:p>
            </text:list-item>
            <text:list-item>
              <text:p text:style-name="P16">Has clearance been provided for the bolt heads of all mounting holes?</text:p>
            </text:list-item>
            <text:list-item>
              <text:p text:style-name="P16">Have connectors been placed on the outer edges of boards where appropriate? Are they overhanging board edge where appropriate? Are they oriented in the correct direction?</text:p>
            </text:list-item>
            <text:list-item>
              <text:p text:style-name="P16">Are all mounting and mechanical support holes free of traces and other items?</text:p>
            </text:list-item>
          </text:list>
        </text:list-item>
        <text:list-item>
          <text:p text:style-name="P16">Routing Completion Check:</text:p>
          <text:list>
            <text:list-item>
              <text:p text:style-name="P16">All traces routed?</text:p>
            </text:list-item>
            <text:list-item>
              <text:p text:style-name="P16">Oscillator traces clear of interfering signals?</text:p>
            </text:list-item>
            <text:list-item>
              <text:p text:style-name="P16">Traces of appropriate widths to handle current being passed? (Including power traces)</text:p>
            </text:list-item>
          </text:list>
        </text:list-item>
        <text:list-item>
          <text:p text:style-name="P16">Routing Minimization Check:</text:p>
          <text:list>
            <text:list-item>
              <text:p text:style-name="P16">Trace lengths have been minimized where possible?</text:p>
            </text:list-item>
            <text:list-item>
              <text:p text:style-name="P13"><text:soft-page-break/><text:span text:style-name="T4">Octagonal (45-degree constrained) layout mode has been utilized, where possible?</text:span></text:p>
            </text:list-item>
            <text:list-item>
              <text:p text:style-name="P16">Right angles have been removed, except where necessary?</text:p>
            </text:list-item>
            <text:list-item>
              <text:p text:style-name="P16">Acute angles have been eliminated from all board routing?</text:p>
            </text:list-item>
          </text:list>
        </text:list-item>
        <text:list-item>
          <text:p text:style-name="P16">Via Minimization Check:</text:p>
          <text:list>
            <text:list-item>
              <text:p text:style-name="P16">Vias have been eliminated to extent reasonable?</text:p>
            </text:list-item>
            <text:list-item>
              <text:p text:style-name="P16">Planes on opposite sides of boards are connected by vias at reasonable intervals?</text:p>
            </text:list-item>
          </text:list>
        </text:list-item>
        <text:list-item>
          <text:p text:style-name="P16">Plane Check:</text:p>
          <text:list>
            <text:list-item>
              <text:p text:style-name="P16">Planes have been included, where reasonable?</text:p>
            </text:list-item>
            <text:list-item>
              <text:p text:style-name="P16">Analog ground (AGND), has been separated from the main ground net?</text:p>
            </text:list-item>
            <text:list-item>
              <text:p text:style-name="P16">Isolation on all planes has been set to at least 12 mils?</text:p>
            </text:list-item>
          </text:list>
        </text:list-item>
        <text:list-item>
          <text:p text:style-name="P16">Silkscreen check</text:p>
          <text:list>
            <text:list-item>
              <text:p text:style-name="P16">Silkscreen labels have been provided for all components and connectors?</text:p>
            </text:list-item>
            <text:list-item>
              <text:p text:style-name="P16">Silkscreen labels have been appropriately placed near components, but not on top of pads or pins?</text:p>
            </text:list-item>
            <text:list-item>
              <text:p text:style-name="P16">Pin 1 of all ICs and other polarity-sensitive components (such as diodes) are clearly marked?</text:p>
            </text:list-item>
            <text:list-item>
              <text:p text:style-name="P16">Board silkscreen layer includes course and team name?</text:p>
            </text:list-item>
            <text:list-item>
              <text:p text:style-name="P16">Board silkscreen layer includes names of all team members, if possible?</text:p>
            </text:list-item>
            <text:list-item>
              <text:p text:style-name="P16">Board silkscreen layer includes a descriptive name to identify the board?</text:p>
            </text:list-item>
            <text:list-item>
              <text:p text:style-name="P16">Board silkscreen layer includes a revision number and/or last modified date?</text:p>
            </text:list-item>
          </text:list>
        </text:list-item>
        <text:list-item>
          <text:p text:style-name="P16">Gerber Check</text:p>
          <text:list>
            <text:list-item>
              <text:p text:style-name="P16">Gerber files have been inspected by a gerber viewer program (e.g. gerbv) to check for any last-minute software CAM-processing defects.</text:p>
            </text:list-item>
          </text:list>
        </text:list-item>
      </text:list>
      <text:p text:style-name="P21">Appendix 2: PCB Waiver Request</text:p>
      <text:p text:style-name="P10">Team name: ____________________ <text:s text:c="2"/>TA: ____________________ </text:p>
      <text:p text:style-name="P10">Portion of project that will not be demonstrated on a PCB:</text:p>
      <text:p text:style-name="P10"/>
      <text:p text:style-name="P10"/>
      <text:p text:style-name="P10">Explanation of the PCB design fault:</text:p>
      <text:p text:style-name="P10"/>
      <text:p text:style-name="P10"/>
      <text:p text:style-name="P10"/>
      <text:p text:style-name="P10"/>
      <text:p text:style-name="P10">What steps were taken in attempt to overcome the design fault:</text:p>
      <text:p text:style-name="P10"/>
      <text:p text:style-name="P10"/>
      <text:p text:style-name="P10"/>
      <text:p text:style-name="P10"/>
      <text:p text:style-name="P10"/>
      <text:p text:style-name="P10"/>
      <text:p text:style-name="P10">How will you demonstrate the affected portion?</text:p>
      <text:p text:style-name="P10"/>
      <text:p text:style-name="P10"/>
      <text:p text:style-name="P10"/>
      <text:p text:style-name="P10"/>
      <text:p text:style-name="P10"/>
      <text:p text:style-name="P10"/>
      <text:p text:style-name="P10"/>
      <text:p text:style-name="P10"/>
      <text:p text:style-name="P10">TA Approval/Comments:</text:p>
      <text:p text:style-name="P10"/>
      <text:p text:style-name="P10">Professor Approval/Comments:</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Arial" svg:font-family="Arial" style:font-family-generic="roman" style:font-pitch="variable"/>
    <style:font-face style:name="Average" svg:font-family="Average" style:font-family-generic="roman" style:font-pitch="variable"/>
    <style:font-face style:name="Palatino Linotype" svg:font-family="'Palatino Linotype'" style:font-family-generic="roman" style:font-pitch="variable"/>
    <style:font-face style:name="DejaVu Sans" svg:font-family="'DejaVu Sans'" style:font-family-generic="swiss" style:font-pitch="variable"/>
    <style:font-face style:name="Arial1" svg:font-family="Arial" style:font-family-generic="system" style:font-pitch="variable"/>
    <style:font-face style:name="Average1" svg:font-family="Average" style:font-family-generic="system" style:font-pitch="variable"/>
    <style:font-face style:name="DejaVu Sans1" svg:font-family="'DejaVu Sans'" style:font-family-generic="system" style:font-pitch="variable"/>
    <style:font-face style:name="Noto Sans Devanagari" svg:font-family="'Noto Sans Devanagari'" style:font-family-generic="system" style:font-pitch="variable"/>
    <style:font-face style:name="Palatino Linotype1" svg:font-family="'Palatino Linotyp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default-outline-level=""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00%">
        <style:tab-stops>
          <style:tab-stop style:position="3.25in" style:type="center"/>
          <style:tab-stop style:position="6.5in" style:type="right"/>
        </style:tab-stops>
      </style:paragraph-properties>
    </style:style>
    <style:style style:name="MP2" style:family="paragraph" style:parent-style-name="Heading_20_1">
      <style:paragraph-properties fo:margin-top="0.0902in" fo:margin-bottom="0.0598in" style:contextual-spacing="false" fo:line-height="100%"/>
      <style:text-properties fo:font-variant="small-caps" style:font-name="Palatino Linotype" fo:font-size="13pt" fo:font-weight="bold" style:font-name-asian="Palatino Linotype1" style:font-size-asian="13pt" style:font-weight-asian="bold" style:font-name-complex="Palatino Linotype1" style:font-size-complex="13pt"/>
    </style:style>
    <style:style style:name="MT1" style:family="text">
      <style:text-properties style:font-name="Average" fo:font-size="12pt" style:font-name-asian="Average1" style:font-size-asian="12pt" style:font-name-complex="Average1" style:font-size-complex="12pt"/>
    </style:style>
    <style:style style:name="MT2" style:family="text">
      <style:text-properties style:font-name="Average" fo:font-size="12pt" style:text-underline-style="solid" style:text-underline-width="auto" style:text-underline-color="font-color" officeooo:rsid="00198d3c" style:font-name-asian="Average1" style:font-size-asian="12pt" style:font-name-complex="Average1" style:font-size-complex="12pt"/>
    </style:style>
    <style:style style:name="MT3" style:family="text">
      <style:text-properties style:font-name="Average" fo:font-size="12pt" style:text-underline-style="solid" style:text-underline-width="auto" style:text-underline-color="font-color" style:font-name-asian="Average1" style:font-size-asian="12pt" style:font-name-complex="Average1" style:font-size-complex="12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
      </style:header>
      <style:footer>
        <text:p text:style-name="Footer">Version 1.2. Last edited: 3/8/21</text:p>
      </style:footer>
    </style:master-page>
    <style:master-page style:name="First_20_Page" style:display-name="First Page" style:page-layout-name="Mpm1" style:next-style-name="Standard">
      <style:header>
        <text:h text:style-name="MP2" text:outline-level="1"><text:bookmark text:name="_yonrmfsspnlg"/>PCB Review Rubric</text:h>
        <text:p text:style-name="MP1"><text:span text:style-name="MT1">Group name: </text:span><text:span text:style-name="MT2">Digidraw Synth (Team 23)</text:span><text:span text:style-name="MT1"> <text:s text:c="2"/>Section: </text:span><text:span text:style-name="MT3">________</text:span><text:span text:style-name="MT1"> <text:s text:c="2"/>Examiner: </text:span><text:span text:style-name="MT3">________________________</text:span></text:p>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2</meta:editing-cycles>
    <meta:creation-date>2020-10-26T13:04:00</meta:creation-date>
    <dc:date>2021-03-19T17:23:28.924327834</dc:date>
    <meta:editing-duration>PT1H16M43S</meta:editing-duration>
    <meta:generator>LibreOffice/7.1.1.2$Linux_X86_64 LibreOffice_project/10$Build-2</meta:generator>
    <meta:document-statistic meta:table-count="0" meta:image-count="0" meta:object-count="0" meta:page-count="5" meta:paragraph-count="108" meta:word-count="1159" meta:character-count="7238" meta:non-whitespace-character-count="6168"/>
    <meta:user-defined meta:name="AppVersion">16.0000</meta:user-defined>
    <meta:template xlink:type="simple" xlink:actuate="onRequest" xlink:title="Normal.dotm" xlink:href=""/>
  </office:meta>
</office:document-meta>
</file>